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whether login lalitha or 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2:20:37.396388311</meta:creation-date>
    <dc:date>2017-01-07T12:21:26.456104939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4.2.8.2$Linux_X86_64 LibreOffice_project/420m0$Build-2</meta:generator>
  </office:meta>
</office:document-meta>
</file>